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dc4" officeooo:paragraph-rsid="000bcdc4"/>
    </style:style>
    <style:style style:name="P2" style:family="paragraph" style:parent-style-name="Standard">
      <style:text-properties officeooo:rsid="000cd69b" officeooo:paragraph-rsid="000cd69b"/>
    </style:style>
    <style:style style:name="P3" style:family="paragraph" style:parent-style-name="Standard">
      <style:text-properties officeooo:rsid="000da873" officeooo:paragraph-rsid="000da873"/>
    </style:style>
    <style:style style:name="P4" style:family="paragraph" style:parent-style-name="Standard">
      <style:text-properties officeooo:rsid="000e5654" officeooo:paragraph-rsid="000e5654"/>
    </style:style>
    <style:style style:name="P5" style:family="paragraph" style:parent-style-name="Standard">
      <style:text-properties officeooo:rsid="00195c51" officeooo:paragraph-rsid="00195c51"/>
    </style:style>
    <style:style style:name="P6" style:family="paragraph" style:parent-style-name="Standard">
      <style:text-properties officeooo:rsid="00195c51" officeooo:paragraph-rsid="0019dcbc"/>
    </style:style>
    <style:style style:name="P7" style:family="paragraph" style:parent-style-name="Standard">
      <style:text-properties officeooo:rsid="001b9920" officeooo:paragraph-rsid="001b9920"/>
    </style:style>
    <style:style style:name="T1" style:family="text">
      <style:text-properties officeooo:rsid="000cd69b"/>
    </style:style>
    <style:style style:name="T2" style:family="text">
      <style:text-properties officeooo:rsid="000f3d53"/>
    </style:style>
    <style:style style:name="T3" style:family="text">
      <style:text-properties officeooo:rsid="0015c67f"/>
    </style:style>
    <style:style style:name="T4" style:family="text">
      <style:text-properties officeooo:rsid="00160722"/>
    </style:style>
    <style:style style:name="T5" style:family="text">
      <style:text-properties officeooo:rsid="00195c5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d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Big Data </text:span>Exam#1</text:p>
      <text:p text:style-name="P7">Max score: 2x50 = 100</text:p>
      <text:p text:style-name="P1"/>
      <text:p text:style-name="P1">Q1: <text:span text:style-name="T1">Consider the following input data set:</text:span></text:p>
      <text:p text:style-name="P1"/>
      <text:p text:style-name="P2">A,B,A,C,D</text:p>
      <text:p text:style-name="P2">A,B,C,<text:span text:style-name="T3">M</text:span></text:p>
      <text:p text:style-name="P2">E,F,G,</text:p>
      <text:p text:style-name="P2">A,C,</text:p>
      <text:p text:style-name="P2">D</text:p>
      <text:p text:style-name="P3">X,A,C</text:p>
      <text:p text:style-name="P3">E,G,<text:span text:style-name="T4">K,L,M,N</text:span></text:p>
      <text:p text:style-name="P3"/>
      <text:p text:style-name="P4">Write MapReduce codes to report the letter with <text:span text:style-name="T2">the highest </text:span>occurrence in the above dataset.</text:p>
      <text:p text:style-name="P4"/>
      <text:p text:style-name="P4"/>
      <text:p text:style-name="P4">Q2: <text:span text:style-name="T5">Please download the following dataset:</text:span></text:p>
      <text:p text:style-name="P4"/>
      <text:p text:style-name="P4"><text:a xlink:type="simple" xlink:href="https://archive.ics.uci.edu/ml/machine-learning-databases/flags/flag.data" text:style-name="Internet_20_link" text:visited-style-name="Visited_20_Internet_20_Link">https://archive.ics.uci.edu/ml/machine-learning-databases/flags/flag.data</text:a></text:p>
      <text:p text:style-name="P4"/>
      <text:p text:style-name="P5">You can the description here:</text:p>
      <text:p text:style-name="P5"/>
      <text:p text:style-name="P5"><text:a xlink:type="simple" xlink:href="https://archive.ics.uci.edu/ml/datasets/Flags" text:style-name="Internet_20_link" text:visited-style-name="Visited_20_Internet_20_Link">https://archive.ics.uci.edu/ml/datasets/Flags</text:a></text:p>
      <text:p text:style-name="P5"/>
      <text:p text:style-name="P6">Write MapReduce codes to report countries if red color <text:span text:style-name="T6">and</text:span> triangle are present in their <text:span text:style-name="T7">flags</text:span></text:p>
      <text:p text:style-name="P6"/>
      <text:p text:style-name="P6"><text:s text:c="2"/></text:p>
      <text:p text:style-name="P5"/>
      <text:p text:style-name="P5"/>
      <text:p text:style-name="P4"><text:s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0:05:16.928782639</meta:creation-date>
    <dc:date>2019-03-04T20:19:49.823461934</dc:date>
    <meta:editing-duration>PT14M29S</meta:editing-duration>
    <meta:editing-cycles>13</meta:editing-cycles>
    <meta:generator>LibreOffice/6.2.2.2$Linux_X86_64 LibreOffice_project/20$Build-2</meta:generator>
    <meta:document-statistic meta:table-count="0" meta:image-count="0" meta:object-count="0" meta:page-count="1" meta:paragraph-count="18" meta:word-count="66" meta:character-count="499" meta:non-whitespace-character-count="446"/>
  </office:meta>
</office:document-meta>
</file>